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虚拟网络设备之tun/tap</text:h>
      <text:p text:style-name="P2">2018年03月16日 20:32:34 <text:a xlink:type="simple" xlink:href="https://me.csdn.net/li1914309758" office:target-frame-name="_blank" xlink:show="new" text:style-name="Internet_20_link" text:visited-style-name="Visited_20_Internet_20_Link">_silverBlack</text:a> 阅读数：137 </text:p>
      <text:section text:style-name="Sect1" text:name="article_content">
        <text:p text:style-name="P2"/>
        <text:section text:style-name="Sect1" text:name="content_views">
          <text:p text:style-name="Text_20_body">转载自<text:a xlink:type="simple" xlink:href="https://segmentfault.com/a/1190000009249039" office:target-frame-name="_blank" xlink:show="new" text:style-name="Internet_20_link" text:visited-style-name="Visited_20_Internet_20_Link">https://segmentfault.com/a/1190000009249039</text:a></text:p>
          <text:p text:style-name="Text_20_body">在现在的云时代，到处都是虚拟机和容器，它们背后的网络管理都离不开虚拟网络设备，所以了解虚拟网络设备有利于我们更好的理解云时代的网络结构。从本篇开始，将介绍Linux下的虚拟网络设备。</text:p>
          <text:h text:style-name="Heading_20_2" text:outline-level="2"><text:bookmark text:name="t0"/>虚拟设备和物理设备的区别</text:h>
          <text:p text:style-name="Text_20_body">在<text:a xlink:type="simple" xlink:href="https://segmentfault.com/a/1190000008836467" office:target-frame-name="_blank" xlink:show="new" text:style-name="Internet_20_link" text:visited-style-name="Visited_20_Internet_20_Link">Linux网络数据包的接收过程</text:a>和<text:a xlink:type="simple" xlink:href="https://segmentfault.com/a/1190000008926093" office:target-frame-name="_blank" xlink:show="new" text:style-name="Internet_20_link" text:visited-style-name="Visited_20_Internet_20_Link">数据包的发送过程</text:a>这两篇文章中，介绍了数据包的收发流程，知道了<text:a xlink:type="simple" xlink:href="https://www.baidu.com/s?wd=Linux内核&amp;tn=24004469_oem_dg&amp;rsv_dl=gh_pl_sl_csd" office:target-frame-name="_blank" xlink:show="new" text:style-name="Internet_20_link" text:visited-style-name="Visited_20_Internet_20_Link">Linux内核</text:a>中有一个网络设备管理层，处于网络设备驱动和协议栈之间，负责衔接它们之间的数据交互。驱动不需要了解协议栈的细节，协议栈也不需要了解设备驱动的细节。</text:p>
          <text:p text:style-name="Text_20_body">对于一个网络设备来说，就像一个管道（pipe）一样，有两端，从其中任意一端收到的数据将从另一端发送出去。</text:p>
          <text:p text:style-name="Text_20_body">比如一个物理网卡eth0，它的两端分别是内核协议栈（通过内核网络设备管理模块间接的通信）和外面的<text:a xlink:type="simple" xlink:href="https://www.baidu.com/s?wd=物理网络&amp;tn=24004469_oem_dg&amp;rsv_dl=gh_pl_sl_csd" office:target-frame-name="_blank" xlink:show="new" text:style-name="Internet_20_link" text:visited-style-name="Visited_20_Internet_20_Link">物理网络</text:a>，从物理网络收到的数据，会转发给内核协议栈，而应用程序从协议栈发过来的数据将会通过物理网络发送出去。</text:p>
          <text:p text:style-name="Text_20_body">那么对于一个虚拟网络设备呢？首先它也归内核的网络设备管理子系统管理，对于Linux内核网络设备管理模块来说，虚拟设备和物理设备没有区别，都是网络设备，都能配置IP，从网络设备来的数据，都会转发给协议栈，协议栈过来的数据，也会交由网络设备发送出去，至于是怎么发送出去的，发到哪里去，那是设备驱动的事情，跟Linux内核就没关系了，所以说虚拟网络设备的一端也是协议栈，而另一端是什么取决于虚拟网络设备的驱动实现。</text:p>
          <text:h text:style-name="Heading_20_2" text:outline-level="2"><text:bookmark text:name="t1"/>tun/tap的另一端是什么？</text:h>
          <text:p text:style-name="Text_20_body">先看图再说话：</text:p>
          <text:p text:style-name="Preformatted_20_Text"><text:span text:style-name="Source_20_Text">+----------------------------------------------------------------+</text:span></text:p>
          <text:p text:style-name="Preformatted_20_Text"><text:span text:style-name="Source_20_Text">| <text:s text:c="63"/>|</text:span></text:p>
          <text:p text:style-name="Preformatted_20_Text"><text:span text:style-name="Source_20_Text">| <text:s/>+--------------------+ <text:s text:c="5"/>+--------------------+ <text:s text:c="11"/>|</text:span></text:p>
          <text:p text:style-name="Preformatted_20_Text"><text:span text:style-name="Source_20_Text">| <text:s/>| User Application A | <text:s text:c="5"/>| User Application B |&lt;-----+ <text:s text:c="4"/>|</text:span></text:p>
          <text:p text:style-name="Preformatted_20_Text"><text:span text:style-name="Source_20_Text">| <text:s/>+--------------------+ <text:s text:c="5"/>+--------------------+ <text:s text:c="5"/>| <text:s text:c="4"/>|</text:span></text:p>
          <text:p text:style-name="Preformatted_20_Text"><text:span text:style-name="Source_20_Text">| <text:s text:c="14"/>| 1 <text:s text:c="19"/>| 5 <text:s text:c="16"/>| <text:s text:c="4"/>|</text:span></text:p>
          <text:p text:style-name="Preformatted_20_Text"><text:span text:style-name="Source_20_Text">|...............|......................|...................|.....|</text:span></text:p>
          <text:p text:style-name="Preformatted_20_Text"><text:span text:style-name="Source_20_Text">| <text:s text:c="14"/>↓ <text:s text:c="21"/>↓ <text:s text:c="18"/>| <text:s text:c="4"/>|</text:span></text:p>
          <text:p text:style-name="Preformatted_20_Text"><text:span text:style-name="Source_20_Text">| <text:s text:c="8"/>+----------+ <text:s text:c="10"/>+----------+ <text:s text:c="13"/>| <text:s text:c="4"/>|</text:span></text:p>
          <text:p text:style-name="Preformatted_20_Text"><text:span text:style-name="Source_20_Text">| <text:s text:c="8"/>| socket A | <text:s text:c="10"/>| socket B | <text:s text:c="13"/>| <text:s text:c="4"/>|</text:span></text:p>
          <text:p text:style-name="Preformatted_20_Text"><text:span text:style-name="Source_20_Text">| <text:s text:c="8"/>+----------+ <text:s text:c="10"/>+----------+ <text:s text:c="13"/>| <text:s text:c="4"/>|</text:span></text:p>
          <text:p text:style-name="Preformatted_20_Text"><text:span text:style-name="Source_20_Text">| <text:s text:c="16"/>| 2 <text:s text:c="14"/>| 6 <text:s text:c="19"/>| <text:s text:c="4"/>|</text:span></text:p>
          <text:p text:style-name="Preformatted_20_Text"><text:span text:style-name="Source_20_Text">|.................|.................|......................|.....|</text:span></text:p>
          <text:p text:style-name="Preformatted_20_Text"><text:span text:style-name="Source_20_Text">| <text:s text:c="16"/>↓ <text:s text:c="16"/>↓ <text:s text:c="21"/>| <text:s text:c="4"/>|</text:span></text:p>
          <text:p text:style-name="Preformatted_20_Text"><text:span text:style-name="Source_20_Text">| <text:s text:c="12"/>+------------------------+ <text:s text:c="16"/>4 | <text:s text:c="4"/>|</text:span></text:p>
          <text:p text:style-name="Preformatted_20_Text"><text:span text:style-name="Source_20_Text">| <text:s text:c="12"/>| Newwork Protocol Stack | <text:s text:c="18"/>| <text:s text:c="4"/>|</text:span></text:p>
          <text:p text:style-name="Preformatted_20_Text"><text:span text:style-name="Source_20_Text">| <text:s text:c="12"/>+------------------------+ <text:s text:c="18"/>| <text:s text:c="4"/>|</text:span></text:p>
          <text:p text:style-name="Preformatted_20_Text"><text:soft-page-break/><text:span text:style-name="Source_20_Text">| <text:s text:c="15"/>| 7 <text:s text:c="16"/>| 3 <text:s text:c="18"/>| <text:s text:c="4"/>|</text:span></text:p>
          <text:p text:style-name="Preformatted_20_Text"><text:span text:style-name="Source_20_Text">|................|...................|.....................|.....|</text:span></text:p>
          <text:p text:style-name="Preformatted_20_Text"><text:span text:style-name="Source_20_Text">| <text:s text:c="15"/>↓ <text:s text:c="18"/>↓ <text:s text:c="20"/>| <text:s text:c="4"/>|</text:span></text:p>
          <text:p text:style-name="Preformatted_20_Text"><text:span text:style-name="Source_20_Text">| <text:s text:c="7"/>+----------------+ <text:s text:c="3"/>+----------------+ <text:s text:c="9"/>| <text:s text:c="4"/>|</text:span></text:p>
          <text:p text:style-name="Preformatted_20_Text"><text:span text:style-name="Source_20_Text">| <text:s text:c="7"/>| <text:s text:c="5"/>eth0 <text:s text:c="5"/>| <text:s text:c="3"/>| <text:s text:c="5"/>tun0 <text:s text:c="5"/>| <text:s text:c="9"/>| <text:s text:c="4"/>|</text:span></text:p>
          <text:p text:style-name="Preformatted_20_Text"><text:span text:style-name="Source_20_Text">| <text:s text:c="7"/>+----------------+ <text:s text:c="3"/>+----------------+ <text:s text:c="9"/>| <text:s text:c="4"/>|</text:span></text:p>
          <text:p text:style-name="Preformatted_20_Text"><text:span text:style-name="Source_20_Text">| <text:s text:c="3"/>10.32.0.11 <text:s/>| <text:s text:c="18"/>| <text:s text:c="2"/>192.168.3.11 <text:s text:c="5"/>| <text:s text:c="4"/>|</text:span></text:p>
          <text:p text:style-name="Preformatted_20_Text"><text:span text:style-name="Source_20_Text">| <text:s text:c="15"/>| 8 <text:s text:c="16"/>+---------------------+ <text:s text:c="4"/>|</text:span></text:p>
          <text:p text:style-name="Preformatted_20_Text"><text:span text:style-name="Source_20_Text">| <text:s text:c="15"/>| <text:s text:c="46"/>|</text:span></text:p>
          <text:p text:style-name="Preformatted_20_Text"><text:span text:style-name="Source_20_Text">+----------------|-----------------------------------------------+</text:span></text:p>
          <text:p text:style-name="Preformatted_20_Text"><text:span text:style-name="Source_20_Text"><text:s text:c="17"/>↓</text:span></text:p>
          <text:p text:style-name="P3"><text:span text:style-name="Source_20_Text"><text:s text:c="9"/>Physical Network</text:span></text:p>
          <text:p text:style-name="Text_20_body">上图中有两个应用程序A和B，都在用户层，而其它的socket、协议栈（Newwork Protocol Stack）和网络设备（eth0和tun0）部分都在内核层，其实socket是协议栈的一部分，这里分开来的目的是为了看的更直观。</text:p>
          <text:p text:style-name="Text_20_body">tun0是一个Tun/Tap虚拟设备，从上图中可以看出它和物理设备eth0的差别，它们的一端虽然都连着协议栈，但另一端不一样，eth0的另一端是物理网络，这个物理网络可能就是一个交换机，而tun0的另一端是一个用户层的程序，协议栈发给tun0的数据包能被这个应用程序读取到，并且应用程序能直接向tun0写数据。</text:p>
          <text:p text:style-name="Text_20_body">这里假设eth0配置的IP是10.32.0.11，而tun0配置的IP是192.168.3.11.</text:p>
          <text:p text:style-name="Quotations">这里列举的是一个典型的tun/tap设备的应用场景，发到192.168.3.0/24网络的数据通过程序B这个隧道，利用10.32.0.11发到远端网络的10.33.0.1，再由10.33.0.1转发给相应的设备，从而实现VPN。</text:p>
          <text:p text:style-name="Text_20_body">下面来看看数据包的流程：</text:p>
          <text:list xml:id="list3728183856" text:style-name="L1">
            <text:list-item>
              <text:p text:style-name="P1">应用程序A是一个普通的程序，通过socket A发送了一个数据包，假设这个数据包的目的IP地址是192.168.3.1</text:p>
            </text:list-item>
            <text:list-item>
              <text:p text:style-name="P1">socket将这个数据包丢给协议栈</text:p>
            </text:list-item>
            <text:list-item>
              <text:p text:style-name="P1">协议栈根据数据包的目的IP地址，匹配本地路由规则，知道这个数据包应该由tun0出去，于是将数据包交给tun0</text:p>
            </text:list-item>
            <text:list-item>
              <text:p text:style-name="P1">tun0收到数据包之后，发现另一端被进程B打开了，于是将数据包丢给了进程B</text:p>
            </text:list-item>
            <text:list-item>
              <text:p text:style-name="P1">进程B收到数据包之后，做一些跟业务相关的处理，然后构造一个新的数据包，将原来的数据包嵌入在新的数据包中，最后通过socket B将数据包转发出去，这时候<text:a xlink:type="simple" xlink:href="https://www.baidu.com/s?wd=新数据&amp;tn=24004469_oem_dg&amp;rsv_dl=gh_pl_sl_csd" office:target-frame-name="_blank" xlink:show="new" text:style-name="Internet_20_link" text:visited-style-name="Visited_20_Internet_20_Link">新数据</text:a>包的源地址变成了eth0的地址，而目的IP地址变成了一个其它的地址，比如是10.33.0.1.</text:p>
            </text:list-item>
            <text:list-item>
              <text:p text:style-name="P1">socket B将数据包丢给协议栈</text:p>
            </text:list-item>
            <text:list-item>
              <text:p text:style-name="P1">协议栈根据本地路由，发现这个数据包应该要通过eth0发送出去，于是将数据包交给eth0</text:p>
            </text:list-item>
            <text:list-item>
              <text:p text:style-name="P1">eth0通过物理网络将数据包发送出去</text:p>
            </text:list-item>
          </text:list>
          <text:p text:style-name="Text_20_body">10.33.0.1收到数据包之后，会打开数据包，读取里面的原始数据包，并转发给本地的192.168.3.1，然后等收到192.168.3.1的应答后，再构造新的应答包，并将原始应答包封装在里面，再由原路径返回给应用程序B，应用程序B取出里面的原始应答包，最后返回给应用程序A</text:p>
          <text:p text:style-name="Quotations"><text:soft-page-break/>这里不讨论Tun/Tap设备tun0是怎么和用户层的进程B进行通信的，对于Linux内核来说，有很多种办法来让内核空间和用户空间的进程交换数据。</text:p>
          <text:p text:style-name="Text_20_body">从上面的流程中可以看出，数据包选择走哪个网络设备完全由路由表控制，所以如果我们想让某些网络流量走应用程序B的转发流程，就需要配置路由表让这部分数据走tun0。</text:p>
          <text:h text:style-name="Heading_20_2" text:outline-level="2"><text:bookmark text:name="t2"/>tun/tap设备有什么用？</text:h>
          <text:p text:style-name="Text_20_body">从上面介绍过的流程可以看出来，tun/tap设备的用处是将协议栈中的部分数据包转发给用户空间的应用程序，给用户空间的程序一个处理数据包的机会。于是比较常用的数据压缩，加密等功能就可以在应用程序B里面做进去，tun/tap设备最常用的场景是VPN，包括tunnel以及应用层的IPSec等，比较有名的项目是<text:a xlink:type="simple" xlink:href="http://vtun.sourceforge.net/" office:target-frame-name="_blank" xlink:show="new" text:style-name="Internet_20_link" text:visited-style-name="Visited_20_Internet_20_Link">VTun</text:a>，有兴趣可以去了解一下。</text:p>
          <text:h text:style-name="Heading_20_2" text:outline-level="2"><text:bookmark text:name="t3"/>tun和tap的区别</text:h>
          <text:p text:style-name="Text_20_body">用户层程序通过tun设备只能读写IP数据包，而通过tap设备能读写链路层数据包，类似于普通socket和raw socket的差别一样，处理数据包的格式不一样。</text:p>
          <text:h text:style-name="Heading_20_2" text:outline-level="2"><text:bookmark text:name="t4"/>示例</text:h>
          <text:h text:style-name="Heading_20_3" text:outline-level="3"><text:bookmark text:name="t5"/>示例程序</text:h>
          <text:p text:style-name="Text_20_body">这里写了一个程序，它收到tun设备的数据包之后，只打印出收到了多少字节的数据包，其它的什么都不做，如何编程请参考后面的参考链接。</text:p>
        </text:section>
      </text:section>
      <text:p text:style-name="Standard">#include &lt;net/if.h&gt;</text:p>
      <text:p text:style-name="Standard">#include &lt;sys/ioctl.h&gt;</text:p>
      <text:p text:style-name="Standard">#include &lt;sys/stat.h&gt;</text:p>
      <text:p text:style-name="Standard">#include &lt;fcntl.h&gt;</text:p>
      <text:p text:style-name="Standard">#include &lt;string.h&gt;</text:p>
      <text:p text:style-name="Standard">#include &lt;sys/types.h&gt;</text:p>
      <text:p text:style-name="Standard">#include &lt;linux/if_tun.h&gt;</text:p>
      <text:p text:style-name="Standard">#include&lt;stdlib.h&gt;</text:p>
      <text:p text:style-name="Standard">#include&lt;stdio.h&gt;</text:p>
      <text:p text:style-name="Standard"><text:s/></text:p>
      <text:p text:style-name="Standard">int tun_alloc(int flags)</text:p>
      <text:p text:style-name="Standard">{</text:p>
      <text:p text:style-name="Standard"><text:s/></text:p>
      <text:p text:style-name="Standard"><text:s text:c="4"/>struct ifreq ifr;</text:p>
      <text:p text:style-name="Standard"><text:s text:c="4"/>int fd, err;</text:p>
      <text:p text:style-name="Standard"><text:s text:c="4"/>char *clonedev = "/dev/net/tun";</text:p>
      <text:p text:style-name="Standard"><text:s/></text:p>
      <text:p text:style-name="Standard"><text:s text:c="4"/>if ((fd = open(clonedev, O_RDWR)) &lt; 0) {</text:p>
      <text:p text:style-name="Standard"><text:s text:c="8"/>return fd;</text:p>
      <text:p text:style-name="Standard"><text:s text:c="4"/>}</text:p>
      <text:p text:style-name="Standard"><text:s/></text:p>
      <text:p text:style-name="Standard"><text:s text:c="4"/>memset(&amp;ifr, 0, sizeof(ifr));</text:p>
      <text:p text:style-name="Standard"><text:soft-page-break/><text:s text:c="4"/>ifr.ifr_flags = flags;</text:p>
      <text:p text:style-name="Standard"><text:s/></text:p>
      <text:p text:style-name="Standard"><text:s text:c="4"/>if ((err = ioctl(fd, TUNSETIFF, (void *) &amp;ifr)) &lt; 0) {</text:p>
      <text:p text:style-name="Standard"><text:s text:c="8"/>close(fd);</text:p>
      <text:p text:style-name="Standard"><text:s text:c="8"/>return err;</text:p>
      <text:p text:style-name="Standard"><text:s text:c="4"/>}</text:p>
      <text:p text:style-name="Standard"><text:s/></text:p>
      <text:p text:style-name="Standard"><text:s text:c="4"/>printf("Open tun/tap device: %s for reading...\n", ifr.ifr_name);</text:p>
      <text:p text:style-name="Standard"><text:s/></text:p>
      <text:p text:style-name="Standard"><text:s text:c="4"/>return fd;</text:p>
      <text:p text:style-name="Standard">}</text:p>
      <text:p text:style-name="Standard"><text:s/></text:p>
      <text:p text:style-name="Standard">int main()</text:p>
      <text:p text:style-name="Standard">{</text:p>
      <text:p text:style-name="Standard"><text:s/></text:p>
      <text:p text:style-name="Standard"><text:s text:c="4"/>int tun_fd, nread;</text:p>
      <text:p text:style-name="Standard"><text:s text:c="4"/>char buffer[1500];</text:p>
      <text:p text:style-name="Standard"><text:s/></text:p>
      <text:p text:style-name="Standard"><text:s text:c="4"/>/* Flags: IFF_TUN <text:s text:c="2"/>- TUN device (no Ethernet headers)</text:p>
      <text:p text:style-name="Standard"><text:s text:c="5"/>* <text:s text:c="7"/>IFF_TAP <text:s text:c="2"/>- TAP device</text:p>
      <text:p text:style-name="Standard"><text:s text:c="5"/>* <text:s text:c="7"/>IFF_NO_PI - Do not provide packet information</text:p>
      <text:p text:style-name="Standard"><text:s text:c="5"/>*/</text:p>
      <text:p text:style-name="Standard"><text:s text:c="4"/>tun_fd = tun_alloc(IFF_TUN | IFF_NO_PI);</text:p>
      <text:p text:style-name="Standard"><text:s/></text:p>
      <text:p text:style-name="Standard"><text:s text:c="4"/>if (tun_fd &lt; 0) {</text:p>
      <text:p text:style-name="Standard"><text:s text:c="8"/>perror("Allocating interface");</text:p>
      <text:p text:style-name="Standard"><text:s text:c="8"/>exit(1);</text:p>
      <text:p text:style-name="Standard"><text:s text:c="4"/>}</text:p>
      <text:p text:style-name="Standard"><text:s/></text:p>
      <text:p text:style-name="Standard"><text:s text:c="4"/>while (1) {</text:p>
      <text:p text:style-name="Standard"><text:s text:c="8"/>nread = read(tun_fd, buffer, sizeof(buffer));</text:p>
      <text:p text:style-name="Standard"><text:s text:c="8"/>if (nread &lt; 0) {</text:p>
      <text:p text:style-name="Standard"><text:s text:c="12"/>perror("Reading from interface");</text:p>
      <text:p text:style-name="Standard"><text:s text:c="12"/>close(tun_fd);</text:p>
      <text:p text:style-name="Standard"><text:s text:c="12"/>exit(1);</text:p>
      <text:p text:style-name="Standard"><text:s text:c="8"/>}</text:p>
      <text:p text:style-name="Standard"><text:s/></text:p>
      <text:p text:style-name="Standard"><text:s text:c="8"/>printf("Read %d bytes from tun/tap device\n", nread);</text:p>
      <text:p text:style-name="Standard"><text:s text:c="4"/>}</text:p>
      <text:p text:style-name="Standard"><text:s text:c="4"/>return 0;</text:p>
      <text:p text:style-name="Standard">}</text:p>
      <text:p text:style-name="Standard"/>
      <text:h text:style-name="Heading_20_3" text:outline-level="3">演示</text:h>
      <text:p text:style-name="Standard">#--------------------------第一个shell窗口----------------------</text:p>
      <text:p text:style-name="Standard">#将上面的程序保存成tun.c，然后编译</text:p>
      <text:p text:style-name="Standard">dev@debian:~$ gcc tun.c -o tun</text:p>
      <text:p text:style-name="Standard"><text:s/></text:p>
      <text:p text:style-name="Standard">#启动tun程序，程序会创建一个新的tun设备，</text:p>
      <text:p text:style-name="Standard">#程序会阻塞在这里，等着数据包过来</text:p>
      <text:p text:style-name="Standard">dev@debian:~$ sudo ./tun</text:p>
      <text:p text:style-name="Standard"><text:soft-page-break/>Open tun/tap device tun1 for reading...</text:p>
      <text:p text:style-name="Standard">Read 84 bytes from tun/tap device</text:p>
      <text:p text:style-name="Standard">Read 84 bytes from tun/tap device</text:p>
      <text:p text:style-name="Standard">Read 84 bytes from tun/tap device</text:p>
      <text:p text:style-name="Standard">Read 84 bytes from tun/tap device</text:p>
      <text:p text:style-name="Standard"><text:s/></text:p>
      <text:p text:style-name="Standard">#--------------------------第二个shell窗口----------------------</text:p>
      <text:p text:style-name="Standard">#启动抓包程序，抓经过tun1的包</text:p>
      <text:p text:style-name="Standard"># tcpdump -i tun1</text:p>
      <text:p text:style-name="Standard">tcpdump: verbose output suppressed, use -v or -vv for full protocol decode</text:p>
      <text:p text:style-name="Standard">listening on tun1, link-type RAW (Raw IP), capture size 262144 bytes</text:p>
      <text:p text:style-name="Standard">19:57:13.473101 IP 192.168.3.11 &gt; 192.168.3.12: ICMP echo request, id 24028, seq 1, length 64</text:p>
      <text:p text:style-name="Standard">19:57:14.480362 IP 192.168.3.11 &gt; 192.168.3.12: ICMP echo request, id 24028, seq 2, length 64</text:p>
      <text:p text:style-name="Standard">19:57:15.488246 IP 192.168.3.11 &gt; 192.168.3.12: ICMP echo request, id 24028, seq 3, length 64</text:p>
      <text:p text:style-name="Standard">19:57:16.496241 IP 192.168.3.11 &gt; 192.168.3.12: ICMP echo request, id 24028, seq 4, length 64</text:p>
      <text:p text:style-name="Standard"><text:s/></text:p>
      <text:p text:style-name="Standard">#--------------------------第三个shell窗口----------------------</text:p>
      <text:p text:style-name="Standard">#./tun启动之后，通过ip link命令就会发现系统多了一个tun设备，</text:p>
      <text:p text:style-name="Standard">#在我的测试环境中，多出来的设备名称叫tun1，在你的环境中可能叫tun0</text:p>
      <text:p text:style-name="Standard">#新的设备没有ip，我们先给tun1配上IP地址</text:p>
      <text:p text:style-name="Standard">dev@debian:~$ sudo ip addr add 192.168.3.11/24 dev tun1</text:p>
      <text:p text:style-name="Standard"><text:s/></text:p>
      <text:p text:style-name="Standard">#默认情况下，tun1没有起来，用下面的命令将tun1启动起来</text:p>
      <text:p text:style-name="Standard">dev@debian:~$ sudo ip link set tun1 up</text:p>
      <text:p text:style-name="Standard"><text:s/></text:p>
      <text:p text:style-name="Standard">#尝试ping一下192.168.3.0/24网段的IP，</text:p>
      <text:p text:style-name="Standard">#根据默认路由，该数据包会走tun1设备，</text:p>
      <text:p text:style-name="Standard">#由于我们的程序中收到数据包后，啥都没干，相当于把数据包丢弃了，</text:p>
      <text:p text:style-name="Standard">#所以这里的ping根本收不到返回包，</text:p>
      <text:p text:style-name="Standard">#但在前两个窗口中可以看到这里发出去的四个icmp echo请求包，</text:p>
      <text:p text:style-name="Standard">#说明数据包正确的发送到了应用程序里面，只是应用程序没有处理该包</text:p>
      <text:p text:style-name="Standard">dev@debian:~$ ping -c 4 192.168.3.12</text:p>
      <text:p text:style-name="Standard">PING 192.168.3.12 (192.168.3.12) 56(84) bytes of data.</text:p>
      <text:p text:style-name="Standard"><text:s/></text:p>
      <text:p text:style-name="Standard">--- 192.168.3.12 ping statistics ---</text:p>
      <text:p text:style-name="Standard">4 packets transmitted, 0 received, 100% packet loss, time 3023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5:23:12.248026201</meta:creation-date>
    <dc:date>2019-03-14T15:24:07.466311171</dc:date>
    <meta:editing-duration>PT56S</meta:editing-duration>
    <meta:editing-cycles>1</meta:editing-cycles>
    <meta:document-statistic meta:table-count="0" meta:image-count="0" meta:object-count="0" meta:page-count="5" meta:paragraph-count="170" meta:word-count="2556" meta:character-count="6817" meta:non-whitespace-character-count="5331"/>
    <meta:generator>LibreOffice/6.0.7.3$Linux_X86_64 LibreOffice_project/00m0$Build-3</meta:generator>
  </office:meta>
</office:document-meta>
</file>